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0000001E015C8A4F11762617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2cm" fo:min-width="2.679cm" fo:padding-top="0.142cm" fo:padding-bottom="0.142cm" fo:padding-left="0.267cm" fo:padding-right="0.267cm" fo:wrap-option="no-wrap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middle" draw:auto-grow-height="false" fo:min-height="1.324cm" fo:min-width="6.695cm" fo:padding-top="0.142cm" fo:padding-bottom="0.142cm" fo:padding-left="0.267cm" fo:padding-right="0.267cm" fo:wrap-option="no-wrap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2cm" fo:min-width="6.695cm" fo:padding-top="0.142cm" fo:padding-bottom="0.142cm" fo:padding-left="0.267cm" fo:padding-right="0.267cm" fo:wrap-option="no-wrap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3cm" fo:min-width="7.5cm" fo:padding-top="0.142cm" fo:padding-bottom="0.142cm" fo:padding-left="0.267cm" fo:padding-right="0.267cm" fo:wrap-option="no-wrap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4cm" fo:min-width="7.902cm" fo:padding-top="0.142cm" fo:padding-bottom="0.142cm" fo:padding-left="0.267cm" fo:padding-right="0.267cm" fo:wrap-option="no-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30.532cm" svg:height="10.774cm" svg:x="-0.282cm" svg:y="9.726cm">
          <draw:image xlink:href="Pictures/1000020100000550000001E015C8A4F117626172.png" xlink:type="simple" xlink:show="embed" xlink:actuate="onLoad" draw:mime-type="image/png">
            <text:p/>
          </draw:image>
        </draw:frame>
        <draw:custom-shape draw:style-name="gr2" draw:text-style-name="P2" draw:layer="layout" svg:width="3.213cm" svg:height="1.204cm" svg:x="24.227cm" svg:y="7.723cm">
          <text:p text:style-name="P1">terčík</text:p>
          <draw:enhanced-geometry svg:viewBox="0 0 21600 21600" draw:mirror-horizontal="false" draw:mirror-vertical="false" draw:type="line-callout-2" draw:modifiers="-15672.4331051649 54421.244813278 -4408.71188550093 9948.54771784232 -1680.14934660859 9930.622406639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3" draw:layer="layout" svg:width="7.229cm" svg:height="1.608cm" svg:x="21.817cm" svg:y="4.909cm">
          <text:p text:style-name="P1">Pružná vložka</text:p>
          <draw:enhanced-geometry svg:viewBox="0 0 21600 21600" draw:mirror-horizontal="false" draw:mirror-vertical="false" draw:type="line-callout-2" draw:modifiers="-10832.8630705394 85930.1429459291 -1873.19502074689 7504.28837787446 -746.887966804979 7437.1659415786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2" draw:layer="layout" svg:width="7.229cm" svg:height="1.606cm" svg:x="21.817cm" svg:y="2.5cm">
          <text:p text:style-name="P1">Snímací deska</text:p>
          <draw:enhanced-geometry svg:viewBox="0 0 21600 21600" draw:mirror-horizontal="false" draw:mirror-vertical="false" draw:type="line-callout-2" draw:modifiers="-13070.5394190871 111306.533914126 -1717.84232365145 7459.86309894213 -746.887966804979 7446.4219041692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2" draw:layer="layout" svg:width="8.034cm" svg:height="1.607cm" svg:x="9.216cm" svg:y="7.25cm">
          <text:p text:style-name="P1">Nažehlovací folie</text:p>
          <draw:enhanced-geometry svg:viewBox="0 0 21600 21600" draw:mirror-horizontal="false" draw:mirror-vertical="false" draw:type="line-callout-2" draw:modifiers="-7287.81580584941 46853.7313432836 -2250.05600497822 7468.65671641791 -669.371499688861 7455.2238805970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2" draw:layer="layout" svg:width="8.436cm" svg:height="1.608cm" svg:x="9.314cm" svg:y="4.75cm">
          <text:p text:style-name="P1">Čelní krycí <text:s/>deska</text:p>
          <draw:enhanced-geometry svg:viewBox="0 0 21600 21600" draw:mirror-horizontal="false" draw:mirror-vertical="false" draw:type="line-callout-2" draw:modifiers="-12836.6006874481 88064.6364201367 -2846.88870451582 7571.41081417029 -637.477776460827 7437.1659415786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1-29T02:18:56.221000000</dc:date>
    <meta:editing-duration>PT2H1M53S</meta:editing-duration>
    <meta:editing-cycles>4</meta:editing-cycles>
    <meta:generator>LibreOffice/7.0.4.2$Windows_X86_64 LibreOffice_project/dcf040e67528d9187c66b2379df5ea4407429775</meta:generator>
    <meta:document-statistic meta:object-count="6"/>
  </office:meta>
</office:document-meta>
</file>